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32000005420000016AF21405BD.svm" manifest:media-type=""/>
  <manifest:file-entry manifest:full-path="Pictures/200000FA0000136B000002EEB7B9E704.svm" manifest:media-type=""/>
  <manifest:file-entry manifest:full-path="Pictures/2000010200001D070000018F6567EA0E.svm" manifest:media-type=""/>
  <manifest:file-entry manifest:full-path="Pictures/2000001A0000043D000000B974FD3680.svm" manifest:media-type=""/>
  <manifest:file-entry manifest:full-path="Pictures/2000006200000AC700000175C4A3F54A.svm" manifest:media-type=""/>
  <manifest:file-entry manifest:full-path="Pictures/2000006200000727000002DFBED64B16.svm" manifest:media-type=""/>
  <manifest:file-entry manifest:full-path="Pictures/200000CA0000145A0000034F8ED201C4.svm" manifest:media-type=""/>
  <manifest:file-entry manifest:full-path="Pictures/2000007A00000DEC00000162E228FB75.svm" manifest:media-type=""/>
  <manifest:file-entry manifest:full-path="Pictures/2000008200000F9C0000016256370812.svm" manifest:media-type=""/>
  <manifest:file-entry manifest:full-path="Pictures/2000002A000005C70000012D4D7A5007.svm" manifest:media-type=""/>
  <manifest:file-entry manifest:full-path="Pictures/200000BA000012430000010E53EFEC9E.svm" manifest:media-type=""/>
  <manifest:file-entry manifest:full-path="Pictures/2000006A00000DC300000161A74AD714.svm" manifest:media-type=""/>
  <manifest:file-entry manifest:full-path="Pictures/2000000A000000B0000000FAE1450DE3.svm" manifest:media-type=""/>
  <manifest:file-entry manifest:full-path="Pictures/2000011200001BC200000343D38474DE.svm" manifest:media-type=""/>
  <manifest:file-entry manifest:full-path="Pictures/200000E20000128A00000343CCAC2FDD.svm" manifest:media-type=""/>
  <manifest:file-entry manifest:full-path="Pictures/200000EA00001B030000016240133E92.svm" manifest:media-type=""/>
  <manifest:file-entry manifest:full-path="Pictures/200000720000083A000002E8FB0CD500.svm" manifest:media-type=""/>
  <manifest:file-entry manifest:full-path="Pictures/2000009A00000DEC0000034336E7D1D0.svm" manifest:media-type=""/>
  <manifest:file-entry manifest:full-path="Pictures/2000008A000011710000016A977D41A8.svm" manifest:media-type=""/>
  <manifest:file-entry manifest:full-path="Pictures/2000004A0000079E000001620BD33F41.svm" manifest:media-type=""/>
  <manifest:file-entry manifest:full-path="Pictures/2000008200000E890000016AE39EC774.svm" manifest:media-type=""/>
  <manifest:file-entry manifest:full-path="Pictures/200000B200000E92000003433939A1FB.svm" manifest:media-type=""/>
  <manifest:file-entry manifest:full-path="Pictures/2000002A000006190000012D3BAA2EF7.svm" manifest:media-type=""/>
  <manifest:file-entry manifest:full-path="Pictures/2000004A000006C500000197EE547772.svm" manifest:media-type=""/>
  <manifest:file-entry manifest:full-path="Pictures/2000011200001B9F00000343D7BE3214.svm" manifest:media-type=""/>
  <manifest:file-entry manifest:full-path="Pictures/2000008200000B07000003377DC384AE.svm" manifest:media-type=""/>
  <manifest:file-entry manifest:full-path="Pictures/200000B2000013F80000019762EBBCFE.svm" manifest:media-type=""/>
  <manifest:file-entry manifest:full-path="Pictures/2000007A00000D34000001977D9C4158.svm" manifest:media-type=""/>
  <manifest:file-entry manifest:full-path="Pictures/200000320000059B00000162CC6CA584.svm" manifest:media-type=""/>
  <manifest:file-entry manifest:full-path="Pictures/2000010200001CBD0000018F3F8F7E70.svm" manifest:media-type=""/>
  <manifest:file-entry manifest:full-path="Pictures/2000012A00001AC000000343F8ACCCA0.svm" manifest:media-type=""/>
  <manifest:file-entry manifest:full-path="Pictures/200000AA000011C90000034FE252D3E9.svm" manifest:media-type=""/>
  <manifest:file-entry manifest:full-path="Pictures/200000AA0000123C0000034F49360EB6.svm" manifest:media-type=""/>
  <manifest:file-entry manifest:full-path="Pictures/2000009200001037000001750258DA58.svm" manifest:media-type=""/>
  <manifest:file-entry manifest:full-path="Pictures/2000013A000016EE000003435B9E5EAB.svm" manifest:media-type=""/>
  <manifest:file-entry manifest:full-path="Pictures/200000B200000B450000032333022D77.svm" manifest:media-type=""/>
  <manifest:file-entry manifest:full-path="Pictures/200000FA00001A700000018F349665A3.svm" manifest:media-type=""/>
  <manifest:file-entry manifest:full-path="Pictures/2000007200000BEC00000162F4ADB32C.svm" manifest:media-type=""/>
  <manifest:file-entry manifest:full-path="Pictures/2000009200000C4A0000034FDEE01E6D.svm" manifest:media-type=""/>
  <manifest:file-entry manifest:full-path="Pictures/200000BA000015E90000016AD30A21D2.svm" manifest:media-type=""/>
  <manifest:file-entry manifest:full-path="Pictures/200000BA000012560000010DF6AC8677.svm" manifest:media-type=""/>
  <manifest:file-entry manifest:full-path="Pictures/2000009200000C2A0000033723D5B5E7.svm" manifest:media-type=""/>
  <manifest:file-entry manifest:full-path="Pictures/2000008200000AF50000034332296783.svm" manifest:media-type=""/>
  <manifest:file-entry manifest:full-path="Pictures/200000FA000019DC0000018F2A128F5A.svm" manifest:media-type=""/>
  <manifest:file-entry manifest:full-path="Pictures/20000122000013A5000003433F86A065.svm" manifest:media-type=""/>
  <manifest:file-entry manifest:full-path="Pictures/200000CA000017AD00000175AFC974EF.svm" manifest:media-type=""/>
  <manifest:file-entry manifest:full-path="Pictures/200000C200000E8500000343EC41C9A2.svm" manifest:media-type=""/>
  <manifest:file-entry manifest:full-path="Pictures/2000009200000C7500000343978C2EF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Times New Roman1" svg:font-family="'Times New Roman', serif"/>
    <style:font-face style:name="新細明體2" svg:font-family="新細明體, serif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86cm" fo:margin-left="-0.199cm" table:align="left" style:writing-mode="lr-tb"/>
    </style:style>
    <style:style style:name="表格1.A" style:family="table-column">
      <style:table-column-properties style:column-width="8.758cm"/>
    </style:style>
    <style:style style:name="表格1.B" style:family="table-column">
      <style:table-column-properties style:column-width="10.10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8.86cm" fo:margin-left="-0.199cm" table:align="left" style:writing-mode="lr-tb"/>
    </style:style>
    <style:style style:name="表格2.A" style:family="table-column">
      <style:table-column-properties style:column-width="8.996cm"/>
    </style:style>
    <style:style style:name="表格2.B" style:family="table-column">
      <style:table-column-properties style:column-width="9.86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8.615cm" table:align="margins" style:writing-mode="lr-tb"/>
    </style:style>
    <style:style style:name="表格3.A" style:family="table-column">
      <style:table-column-properties style:column-width="1.178cm" style:rel-column-width="8959*"/>
    </style:style>
    <style:style style:name="表格3.B" style:family="table-column">
      <style:table-column-properties style:column-width="1.226cm" style:rel-column-width="9325*"/>
    </style:style>
    <style:style style:name="表格3.D" style:family="table-column">
      <style:table-column-properties style:column-width="5.034cm" style:rel-column-width="38292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8.86cm" fo:margin-left="-0.199cm" table:align="left" style:writing-mode="lr-tb"/>
    </style:style>
    <style:style style:name="表格4.A" style:family="table-column">
      <style:table-column-properties style:column-width="8.996cm"/>
    </style:style>
    <style:style style:name="表格4.B" style:family="table-column">
      <style:table-column-properties style:column-width="9.864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etter-kerning="true" style:font-weight-asian="bold"/>
    </style:style>
    <style:style style:name="P3" style:family="paragraph" style:parent-style-name="Standard">
      <style:text-properties fo:font-weight="bold" style:letter-kerning="true" style:language-asian="zh" style:country-asian="TW" style:font-weight-asian="bold"/>
    </style:style>
    <style:style style:name="P4" style:family="paragraph" style:parent-style-name="Standard">
      <style:text-properties fo:font-weight="bold" style:letter-kerning="true" style:font-name-asian="新細明體2" style:font-size-asian="12pt" style:language-asian="zh" style:country-asian="TW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style:language-asian="zh" style:country-asian="TW"/>
    </style:style>
    <style:style style:name="P7" style:family="paragraph" style:parent-style-name="Standard">
      <style:text-properties fo:color="#0000ff" fo:font-weight="bold" style:letter-kerning="true" style:font-name-asian="新細明體2" style:font-size-asian="12pt" style:language-asian="zh" style:country-asian="TW" style:font-weight-asian="bold"/>
    </style:style>
    <style:style style:name="P8" style:family="paragraph" style:parent-style-name="Standard">
      <style:text-properties fo:color="#0000ff" fo:font-weight="bold" style:letter-kerning="true" style:language-asian="zh" style:country-asian="TW" style:font-weight-asian="bold"/>
    </style:style>
    <style:style style:name="P9" style:family="paragraph" style:parent-style-name="Standard">
      <style:text-properties fo:color="#0000ff" fo:font-weight="bold" style:letter-kerning="true" style:font-weight-asian="bold"/>
    </style:style>
    <style:style style:name="P10" style:family="paragraph" style:parent-style-name="Standard">
      <style:text-properties fo:color="#0000ff" fo:font-weight="bold" style:language-asian="zh" style:country-asian="TW" style:font-weight-asian="bold" style:font-weight-complex="bold"/>
    </style:style>
    <style:style style:name="P11" style:family="paragraph" style:parent-style-name="Standard">
      <style:text-properties fo:color="#0000ff" style:language-asian="zh" style:country-asian="TW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13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14" style:family="paragraph" style:parent-style-name="Table_20_Contents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style:letter-kerning="true" style:language-asian="zh" style:country-asian="TW" style:font-weight-asian="bold"/>
    </style:style>
    <style:style style:name="P17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0"/>
    </style:style>
    <style:style style:name="P18" style:family="paragraph" style:parent-style-name="Standard">
      <style:text-properties fo:font-weight="bold" style:letter-kerning="true" style:font-name-asian="新細明體2" style:font-size-asian="12pt" style:language-asian="zh" style:country-asian="TW" style:font-weight-asian="bold"/>
    </style:style>
    <style:style style:name="P19" style:family="paragraph" style:parent-style-name="Standard">
      <style:text-properties fo:font-weight="bold" style:letter-kerning="true" style:language-asian="zh" style:country-asian="TW" style:font-weight-asian="bold"/>
    </style:style>
    <style:style style:name="P20" style:family="paragraph" style:parent-style-name="Standard">
      <style:text-properties fo:color="#0000ff" fo:font-weight="bold" style:letter-kerning="true" style:font-name-asian="新細明體2" style:font-size-asian="12pt" style:language-asian="zh" style:country-asian="TW" style:font-weight-asian="bold"/>
    </style:style>
    <style:style style:name="P21" style:family="paragraph" style:parent-style-name="Standard">
      <style:text-properties fo:color="#0000ff" fo:font-weight="bold" style:letter-kerning="true" style:language-asian="zh" style:country-asian="TW" style:font-weight-asian="bold"/>
    </style:style>
    <style:style style:name="P22" style:family="paragraph" style:parent-style-name="Standard">
      <style:text-properties fo:color="#000000" fo:font-weight="bold" style:letter-kerning="true" style:language-asian="zh" style:country-asian="TW" style:font-weight-asian="bold"/>
    </style:style>
    <style:style style:name="P23" style:family="paragraph" style:parent-style-name="Standard" style:list-style-name="WW8Num4">
      <style:paragraph-properties fo:margin-left="0cm" fo:margin-right="0cm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style:letter-kerning="true" style:font-weight-asian="bold"/>
    </style:style>
    <style:style style:name="T1" style:family="text">
      <style:text-properties fo:font-weight="bold" style:font-name-asian="Times New Roman" style:font-weight-asian="bold"/>
    </style:style>
    <style:style style:name="T2" style:family="text">
      <style:text-properties fo:font-weight="bold" style:letter-kerning="true" style:font-weight-asian="bold"/>
    </style:style>
    <style:style style:name="T3" style:family="text">
      <style:text-properties fo:font-weight="bold" style:letter-kerning="true" style:language-asian="zh" style:country-asian="TW" style:font-weight-asian="bold"/>
    </style:style>
    <style:style style:name="T4" style:family="text">
      <style:text-properties fo:font-weight="bold" style:letter-kerning="true" style:font-name-asian="新細明體2" style:font-size-asian="12pt" style:language-asian="zh" style:country-asian="TW" style:font-weight-asian="bold"/>
    </style:style>
    <style:style style:name="T5" style:family="text">
      <style:text-properties style:font-name="細明體" fo:font-weight="bold" style:font-name-asian="細明體" style:font-weight-asian="bold" style:font-name-complex="細明體" style:font-size-complex="11pt"/>
    </style:style>
    <style:style style:name="T6" style:family="text">
      <style:text-properties style:font-name="細明體" fo:font-weight="bold" style:font-name-asian="細明體" style:language-asian="zh" style:country-asian="TW" style:font-weight-asian="bold" style:font-name-complex="細明體" style:font-size-complex="11pt"/>
    </style:style>
    <style:style style:name="T7" style:family="text">
      <style:text-properties style:language-asian="zh" style:country-asian="TW"/>
    </style:style>
    <style:style style:name="T8" style:family="text">
      <style:text-properties style:font-name-asian="新細明體2" style:font-size-asian="12pt"/>
    </style:style>
    <style:style style:name="T9" style:family="text">
      <style:text-properties style:font-name="Times New Roman1" fo:font-size="12pt" fo:language="zxx" fo:country="none" fo:font-weight="bold" style:letter-kerning="true" style:language-asian="zh" style:country-asian="TW" style:font-weight-asian="bold"/>
    </style:style>
    <style:style style:name="T10" style:family="text">
      <style:text-properties style:letter-kerning="true" style:language-asian="zh" style:country-asian="TW"/>
    </style:style>
    <style:style style:name="T11" style:family="text">
      <style:text-properties style:letter-kerning="true" style:font-name-asian="Times New Roman" style:language-asian="zh" style:country-asian="TW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65cm, -0.065cm, -0.065cm, -0.065cm)" draw:luminance="0%" draw:contrast="0%" draw:red="0%" draw:green="0%" draw:blue="0%" draw:gamma="100%" draw:color-inversion="false" draw:image-opacity="100%" draw:color-mode="standard" TexMathsArgs="16§display§C(n,k) = \frac{n!}{k! (n-k)!}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-0.058cm, -0.058cm, -0.058cm, -0.058cm)" draw:luminance="0%" draw:contrast="0%" draw:red="0%" draw:green="0%" draw:blue="0%" draw:gamma="100%" draw:color-inversion="false" draw:image-opacity="100%" draw:color-mode="standard" TexMathsArgs="16§display§C(5,3) = \frac{5!}{3! 2!}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-0.065cm, -0.065cm, -0.065cm, -0.065cm)" draw:luminance="0%" draw:contrast="0%" draw:red="0%" draw:green="0%" draw:blue="0%" draw:gamma="100%" draw:color-inversion="false" draw:image-opacity="100%" draw:color-mode="standard" TexMathsArgs="16§display§P(n,k) = \frac{n!}{(n-k)!}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-0.058cm, -0.058cm, -0.058cm, -0.058cm)" draw:luminance="0%" draw:contrast="0%" draw:red="0%" draw:green="0%" draw:blue="0%" draw:gamma="100%" draw:color-inversion="false" draw:image-opacity="100%" draw:color-mode="standard" TexMathsArgs="16§display§C(7,3) = \frac{7!}{4!}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P(X=k) =  {n \choose k} p^k (1-p)^{n-k}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P(X=3) = {5 \choose 3} p^3 (1-p)^{5-3}"/>
    </style:style>
    <style:style style:name="fr7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P(X=k) = (1-p)^{k-1} p = q^{k-1} p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(1-p)^{k-1} p"/>
    </style:style>
    <style:style style:name="fr9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P(X=k) = {k-1 \choose r-1} (1-p)^{k-r} p^r"/>
    </style:style>
    <style:style style:name="fr10" style:family="graphic" style:parent-style-name="Graphics">
      <style:graphic-properties fo:margin-top="0cm" fo:margin-bottom="0cm" style:vertical-pos="from-top" style:horizontal-pos="center" style:horizontal-rel="paragraph" style:mirror="none" fo:clip="rect(-0.069cm, -0.069cm, -0.069cm, -0.069cm)" draw:luminance="0%" draw:contrast="0%" draw:red="0%" draw:green="0%" draw:blue="0%" draw:gamma="100%" draw:color-inversion="false" draw:image-opacity="100%" draw:color-mode="standard" TexMathsArgs="16§display§{k-1 \choose r-1} (1-p)^{k-r} p^r"/>
    </style:style>
    <style:style style:name="fr11" style:family="graphic" style:parent-style-name="Graphics">
      <style:graphic-properties fo:margin-top="0cm" fo:margin-bottom="0cm" style:vertical-pos="from-top" style:horizontal-pos="center" style:horizontal-rel="paragraph" style:mirror="none" fo:clip="rect(-0.019cm, -0.019cm, -0.019cm, -0.019cm)" draw:luminance="0%" draw:contrast="0%" draw:red="0%" draw:green="0%" draw:blue="0%" draw:gamma="100%" draw:color-inversion="false" draw:image-opacity="100%" draw:color-mode="standard" TexMathsArgs="16§display§\lambda"/>
    </style:style>
    <style:style style:name="fr12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P(X=k) = \lambda^k e^{-\lambda}/k!"/>
    </style:style>
    <style:style style:name="fr13" style:family="graphic" style:parent-style-name="Graphics">
      <style:graphic-properties fo:margin-top="0cm" fo:margin-bottom="0cm" style:vertical-pos="from-top" style:horizontal-pos="center" style:horizontal-rel="paragraph" style:mirror="none" fo:clip="rect(-0.016cm, -0.016cm, -0.016cm, -0.016cm)" draw:luminance="0%" draw:contrast="0%" draw:red="0%" draw:green="0%" draw:blue="0%" draw:gamma="100%" draw:color-inversion="false" draw:image-opacity="100%" draw:color-mode="standard" TexMathsArgs="16§display§n \to \infty"/>
    </style:style>
    <style:style style:name="fr14" style:family="graphic" style:parent-style-name="Graphics">
      <style:graphic-properties fo:margin-top="0cm" fo:margin-bottom="0cm" style:vertical-pos="from-top" style:horizontal-pos="center" style:horizontal-rel="paragraph" style:mirror="none" fo:clip="rect(-0.064cm, -0.064cm, -0.064cm, -0.064cm)" draw:luminance="0%" draw:contrast="0%" draw:red="0%" draw:green="0%" draw:blue="0%" draw:gamma="100%" draw:color-inversion="false" draw:image-opacity="100%" draw:color-mode="standard" TexMathsArgs="16§display§\frac{1}{\sqrt{2\pi} \sigma} e^{- \frac{1}{2} [(x-\mu)/\sigma]^2}"/>
    </style:style>
    <style:style style:name="fr15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) \ge 0"/>
    </style:style>
    <style:style style:name="fr16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 \cup B) = P(A) + P(B) "/>
    </style:style>
    <style:style style:name="fr17" style:family="graphic" style:parent-style-name="Graphics">
      <style:graphic-properties fo:margin-top="0cm" fo:margin-bottom="0cm" style:vertical-pos="from-top" style:horizontal-pos="center" style:horizontal-rel="paragraph" style:mirror="none" fo:clip="rect(-0.025cm, -0.025cm, -0.025cm, -0.025cm)" draw:luminance="0%" draw:contrast="0%" draw:red="0%" draw:green="0%" draw:blue="0%" draw:gamma="100%" draw:color-inversion="false" draw:image-opacity="100%" draw:color-mode="standard" TexMathsArgs="16§display§A \cap B = \emptyset"/>
    </style:style>
    <style:style style:name="fr18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1 \cup A2) = P(A1)+P(A2)-P(A1\cap A2)"/>
    </style:style>
    <style:style style:name="fr19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B|A) = \frac{P(A\cap B)}{P(A)}"/>
    </style:style>
    <style:style style:name="fr20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A\cap B) = P(A) P(B)"/>
    </style:style>
    <style:style style:name="fr21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\frac{P(A\cap B)}{P(A)} = P(B) "/>
    </style:style>
    <style:style style:name="fr22" style:family="graphic" style:parent-style-name="Graphics">
      <style:graphic-properties fo:margin-top="0cm" fo:margin-bottom="0cm" style:vertical-pos="from-top" style:horizontal-pos="center" style:horizontal-rel="paragraph" style:mirror="none" fo:clip="rect(-0.06cm, -0.06cm, -0.06cm, -0.06cm)" draw:luminance="0%" draw:contrast="0%" draw:red="0%" draw:green="0%" draw:blue="0%" draw:gamma="100%" draw:color-inversion="false" draw:image-opacity="100%" draw:color-mode="standard" TexMathsArgs="16§display§\frac{d f(x)}{dx} = \lim_{\Delta x \to 0} \frac{f(x+\Delta x)- f(x)}{\Delta x}"/>
    </style:style>
    <style:style style:name="fr23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X=1|Y=0)=P(Y=0|X=1) \frac{P(X=1)}{P(Y=0)}"/>
    </style:style>
    <style:style style:name="fr24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Z=1|X=1)=P(X=1|Z=1) \frac{P(Z=1)}{P(X=1)}"/>
    </style:style>
    <style:style style:name="fr25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Var(X) = E([X-E(X)]^2) = E([X-0.4]^2)"/>
    </style:style>
    <style:style style:name="fr26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= (0-0.4)^2 * P(X=0) + (1-0.4)^2 * P(X=1) "/>
    </style:style>
    <style:style style:name="fr27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Var(Y) = E([Y-E(Y)]^2) = E([Y-0.7]^2) "/>
    </style:style>
    <style:style style:name="fr28" style:family="graphic" style:parent-style-name="Graphics">
      <style:graphic-properties fo:margin-top="0cm" fo:margin-bottom="0cm" style:vertical-pos="from-top" style:horizontal-pos="center" style:horizontal-rel="paragraph" style:mirror="none" fo:clip="rect(-0.032cm, -0.032cm, -0.032cm, -0.032cm)" draw:luminance="0%" draw:contrast="0%" draw:red="0%" draw:green="0%" draw:blue="0%" draw:gamma="100%" draw:color-inversion="false" draw:image-opacity="100%" draw:color-mode="standard" TexMathsArgs="16§display§= (0-0.7)^2 * P(Y=0) + (1-0.7)^2 * P(Y=1) "/>
    </style:style>
    <style:style style:name="fr29" style:family="graphic" style:parent-style-name="Graphics">
      <style:graphic-properties fo:margin-top="0cm" fo:margin-bottom="0cm" style:vertical-pos="from-top" style:horizontal-pos="center" style:horizontal-rel="paragraph" style:mirror="none" fo:clip="rect(-0.021cm, -0.021cm, -0.021cm, -0.021cm)" draw:luminance="0%" draw:contrast="0%" draw:red="0%" draw:green="0%" draw:blue="0%" draw:gamma="100%" draw:color-inversion="false" draw:image-opacity="100%" draw:color-mode="standard" TexMathsArgs="16§display§= 0.49*0.3+0.09*0.7=0.21"/>
    </style:style>
    <style:style style:name="fr30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\emptyset) = 0 "/>
    </style:style>
    <style:style style:name="fr31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S\cup\emptyset) = P(S)+P(\emptyset)"/>
    </style:style>
    <style:style style:name="fr32" style:family="graphic" style:parent-style-name="Graphics">
      <style:graphic-properties fo:margin-top="0cm" fo:margin-bottom="0cm" style:vertical-pos="from-top" style:horizontal-pos="center" style:horizontal-rel="paragraph" style:mirror="none" fo:clip="rect(-0.025cm, -0.025cm, -0.025cm, -0.025cm)" draw:luminance="0%" draw:contrast="0%" draw:red="0%" draw:green="0%" draw:blue="0%" draw:gamma="100%" draw:color-inversion="false" draw:image-opacity="100%" draw:color-mode="standard" TexMathsArgs="16§display§S = S\cup\emptyset"/>
    </style:style>
    <style:style style:name="fr33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1 = P(S) = P(S\cup\emptyset) = P(S)+P(\emptyset)"/>
    </style:style>
    <style:style style:name="fr34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P(\emptyset) = 1-P(S) = 1-1 = 0"/>
    </style:style>
    <style:style style:name="fr35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A\cup A' = S ; A\cap A' = \emptyset"/>
    </style:style>
    <style:style style:name="fr36" style:family="graphic" style:parent-style-name="Graphics">
      <style:graphic-properties fo:margin-top="0cm" fo:margin-bottom="0cm" style:vertical-pos="from-top" style:horizontal-pos="center" style:horizontal-rel="paragraph" style:mirror="none" fo:clip="rect(-0.03cm, -0.03cm, -0.03cm, -0.03cm)" draw:luminance="0%" draw:contrast="0%" draw:red="0%" draw:green="0%" draw:blue="0%" draw:gamma="100%" draw:color-inversion="false" draw:image-opacity="100%" draw:color-mode="standard" TexMathsArgs="16§display§P(A' \cup A) = P(A') + P(A)"/>
    </style:style>
    <style:style style:name="fr37" style:family="graphic" style:parent-style-name="Graphics">
      <style:graphic-properties fo:margin-top="0cm" fo:margin-bottom="0cm" style:vertical-pos="from-top" style:horizontal-pos="center" style:horizontal-rel="paragraph" style:mirror="none" fo:clip="rect(-0.03cm, -0.03cm, -0.03cm, -0.03cm)" draw:luminance="0%" draw:contrast="0%" draw:red="0%" draw:green="0%" draw:blue="0%" draw:gamma="100%" draw:color-inversion="false" draw:image-opacity="100%" draw:color-mode="standard" TexMathsArgs="16§display§P(A') + P(A) = P(A' \cup A) = P(S) = 1"/>
    </style:style>
    <style:style style:name="fr38" style:family="graphic" style:parent-style-name="Graphics">
      <style:graphic-properties fo:margin-top="0cm" fo:margin-bottom="0cm" style:vertical-pos="from-top" style:horizontal-pos="center" style:horizontal-rel="paragraph" style:mirror="none" fo:clip="rect(-0.03cm, -0.03cm, -0.03cm, -0.03cm)" draw:luminance="0%" draw:contrast="0%" draw:red="0%" draw:green="0%" draw:blue="0%" draw:gamma="100%" draw:color-inversion="false" draw:image-opacity="100%" draw:color-mode="standard" TexMathsArgs="16§display§P(A') = 1-P(A)"/>
    </style:style>
    <style:style style:name="fr39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A|B) = P(B|A) \frac{P(A)}{P(B)}"/>
    </style:style>
    <style:style style:name="fr40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B|A)\frac{P(A)}{P(B)}  = \frac{P(A\cap B)}{P(A)} \frac{P(A)}{P(B)}"/>
    </style:style>
    <style:style style:name="fr41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= \frac{P(A\cap B)}{P(B)} = P(A|B) "/>
    </style:style>
    <style:style style:name="fr42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A,B|C) = P(C|A)*P(C|B)*\frac{P(A)P(B)}{P(C)^2} "/>
    </style:style>
    <style:style style:name="fr43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P(C|A)*P(C|B)*\frac{P(A)P(B)}{P(C)^2}"/>
    </style:style>
    <style:style style:name="fr44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 =\frac{P(C\cap A)}{P(A)}*\frac{P(C\cap B)}{P(B)}*\frac{P(A)P(B)}{P(C)^2}"/>
    </style:style>
    <style:style style:name="fr45" style:family="graphic" style:parent-style-name="Graphics">
      <style:graphic-properties fo:margin-top="0cm" fo:margin-bottom="0cm" style:vertical-pos="from-top" style:horizontal-pos="center" style:horizontal-rel="paragraph" style:mirror="none" fo:clip="rect(-0.067cm, -0.067cm, -0.067cm, -0.067cm)" draw:luminance="0%" draw:contrast="0%" draw:red="0%" draw:green="0%" draw:blue="0%" draw:gamma="100%" draw:color-inversion="false" draw:image-opacity="100%" draw:color-mode="standard" TexMathsArgs="16§display§= \frac{P(C\cap A) * P(C\cap B)}{P(C) * P(C)}"/>
    </style:style>
    <style:style style:name="fr46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=P(C|A) * P(C|B)"/>
    </style:style>
    <style:style style:name="fr47" style:family="graphic" style:parent-style-name="Graphics">
      <style:graphic-properties fo:margin-top="0cm" fo:margin-bottom="0cm" style:vertical-pos="from-top" style:horizontal-pos="center" style:horizontal-rel="paragraph" style:mirror="none" fo:clip="rect(-0.028cm, -0.028cm, -0.028cm, -0.028cm)" draw:luminance="0%" draw:contrast="0%" draw:red="0%" draw:green="0%" draw:blue="0%" draw:gamma="100%" draw:color-inversion="false" draw:image-opacity="100%" draw:color-mode="standard" TexMathsArgs="16§display§=P(A,B | C)"/>
    </style:style>
    <style:style style:name="fr48" style:family="graphic" style:parent-style-name="Graphics">
      <style:graphic-properties fo:margin-top="0cm" fo:margin-bottom="0cm" style:vertical-pos="from-top" style:horizontal-pos="center" style:horizontal-rel="paragraph" style:mirror="none" fo:clip="rect(-0.021cm, -0.021cm, -0.021cm, -0.021cm)" draw:luminance="0%" draw:contrast="0%" draw:red="0%" draw:green="0%" draw:blue="0%" draw:gamma="100%" draw:color-inversion="false" draw:image-opacity="100%" draw:color-mode="standard" TexMathsArgs="16§display§= 0.16 * 0.6 + 0.36 * 0.4 = 0.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5">102學年度上學期 <text:s/>金門大學 <text:s/>資工系</text:span><text:span text:style-name="T6">二</text:span><text:span text:style-name="T5">年級 <text:s/></text:span><text:span text:style-name="T6">機率統計</text:span><text:span text:style-name="T1"> <text:s text:c="2"/></text:span><text:span text:style-name="T5">期中考</text:span><text:span text:style-name="T6"> (解答)</text:span><text:span text:style-name="T5"> <text:s/>出題者 : 陳鍾誠</text:span></text:p>
      <text:p text:style-name="P12">學號 : <text:s text:c="19"/>姓名 : <text:s text:c="37"/>分數 : <text:s/></text:p>
      <text:p text:style-name="P5"><text:span text:style-name="T7">以下</text:span><text:span text:style-name="T7">每一類型的題目中，</text:span><text:span text:style-name="T7">請奇數號同學都是作奇數題，偶數號同學作偶數題，做錯題分數將打五折。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list xml:id="list34540199" text:style-name="WW8Num4">
              <text:list-header>
                <text:p text:style-name="P23"><text:span text:style-name="T10">簡答題</text:span><text:span text:style-name="T11"> </text:span><text:span text:style-name="T10">(每題 5%, 共 20%)</text:span></text:p>
              </text:list-header>
            </text:list>
            <text:p text:style-name="P15"><text:span text:style-name="T3">(</text:span><text:span text:style-name="T2">1</text:span><text:span text:style-name="T3">)</text:span><text:span text:style-name="T2">. 請寫出組合數量 C(5, 3) 的</text:span><text:span text:style-name="T3">算式與數值</text:span><text:span text:style-name="T2">？ <text:s/></text:span></text:p>
            <text:p text:style-name="P24"><draw:frame draw:style-name="fr1" draw:name="圖形12" text:anchor-type="as-char" svg:y="-0.861cm" svg:width="5.112cm" svg:height="1.446cm" draw:z-index="11"><draw:image xlink:href="Pictures/2000009200000C2A0000033723D5B5E7.svm" xlink:type="simple" xlink:show="embed" xlink:actuate="onLoad"/></draw:frame></text:p>
            <text:p text:style-name="P16"><draw:frame draw:style-name="fr2" draw:name="圖形13" text:anchor-type="as-char" svg:y="-0.87cm" svg:width="3.487cm" svg:height="1.305cm" draw:z-index="12"><draw:image xlink:href="Pictures/200000720000083A000002E8FB0CD500.svm" xlink:type="simple" xlink:show="embed" xlink:actuate="onLoad"/></draw:frame></text:p>
            <text:p text:style-name="P15"><text:span text:style-name="T3">(</text:span><text:span text:style-name="T2">2</text:span><text:span text:style-name="T3">)</text:span><text:span text:style-name="T2">. </text:span><text:span text:style-name="T4">請寫出排列數量</text:span><text:span text:style-name="T3"> </text:span><text:span text:style-name="T9">P(</text:span><text:span text:style-name="T9">7</text:span><text:span text:style-name="T9">, </text:span><text:span text:style-name="T9">3</text:span><text:span text:style-name="T9">) <text:s/>的算式與數值</text:span><text:span text:style-name="T4">？</text:span></text:p>
            <text:p text:style-name="P24"><draw:frame draw:style-name="fr3" draw:name="圖形14" text:anchor-type="as-char" svg:y="-0.861cm" svg:width="4.648cm" svg:height="1.446cm" draw:z-index="13"><draw:image xlink:href="Pictures/2000008200000B07000003377DC384AE.svm" xlink:type="simple" xlink:show="embed" xlink:actuate="onLoad"/></draw:frame></text:p>
            <text:p text:style-name="P16"><draw:frame draw:style-name="fr4" draw:name="圖形15" text:anchor-type="as-char" svg:y="-0.861cm" svg:width="3.044cm" svg:height="1.291cm" draw:z-index="14"><draw:image xlink:href="Pictures/2000006200000727000002DFBED64B16.svm" xlink:type="simple" xlink:show="embed" xlink:actuate="onLoad"/></draw:frame></text:p>
            <text:p text:style-name="Standard"><text:span text:style-name="T3">(3) 請說明何謂柏努力試驗</text:span><text:span text:style-name="T4">？為何公式是那樣？</text:span></text:p>
            <text:p text:style-name="P4"/>
            <text:p text:style-name="P7">伯努利試驗是一項只有兩種可能結果的隨機試驗，可以用下列機率分布描述：</text:p>
            <text:p text:style-name="P7"><text:s text:c="5"/>P[X=1] = p ; P[X=0] = 1-p</text:p>
            <text:p text:style-name="P7">換句話說、伯努力試驗是一種 YES or NO (1 or 0) 的試驗。舉例而言，像是「丟銅版、生男生女、一地區某天最高溫是否超過 30 度、擲骰子是否超過 2 點」等等，都可以用伯努力實驗描述。</text:p>
            <text:p text:style-name="P4"/>
            <text:p text:style-name="P3">(4) 請說明何謂二項分布<text:span text:style-name="T8">？為何公式是那樣？</text:span></text:p>
            <text:p text:style-name="P4"/>
            <text:p text:style-name="P7">如果我們進行 n 次的伯努力試驗，每一次的實驗都可以用隨機變數描述， P(ti=1) = p, P(ti=0)=1-p ，而且這些試驗 {t1, t2, ...., tn} 之間是獨立的，那麼我們就可以用二項分布來描述 n 次實驗的可能機率分布。</text:p>
            <text:p text:style-name="P7"/>
            <text:p text:style-name="P4"><text:span text:style-name="T13">由於這 n 次實驗相互獨立，假如 (t1 t2 ... tn) 代表這個實驗的一個可能出像，因此 P(t1</text:span> <text:soft-page-break/><text:span text:style-name="T13">t2 .... tn) = P(t1) P(t2) .... P(tn)。</text:span></text:p>
            <text:p text:style-name="P7"/>
            <text:p text:style-name="P7">令 X 代表一個可以將 (t1 t2 ... tn) 映射到伯努力試驗成功 (Yes) 次數的函數，那麼、n 次實驗中出現 k 次 1 的機會，可以用以下算式表示。</text:p>
            <text:p text:style-name="P7"/>
            <text:p text:style-name="P7"><draw:frame draw:style-name="fr5" draw:name="圖形34" text:anchor-type="as-char" svg:y="-0.9cm" svg:width="7.602cm" svg:height="1.489cm" draw:z-index="15"><draw:image xlink:href="Pictures/200000AA0000123C0000034F49360EB6.svm" xlink:type="simple" xlink:show="embed" xlink:actuate="onLoad"/></draw:frame></text:p>
            <text:p text:style-name="P7"/>
            <text:p text:style-name="P7">舉例而言，投擲公正銅板 5 次，得到 3 次正面的機率為 <draw:frame draw:style-name="fr6" draw:name="圖形35" text:anchor-type="as-char" svg:y="-0.9cm" svg:width="7.419cm" svg:height="1.489cm" draw:z-index="16"><draw:image xlink:href="Pictures/200000AA000011C90000034FE252D3E9.svm" xlink:type="simple" xlink:show="embed" xlink:actuate="onLoad"/></draw:frame> ，其中 p=0.5。</text:p>
            <text:p text:style-name="P4"/>
            <text:p text:style-name="P4">(5) 請說明何謂幾何分布？為何公式是那樣？</text:p>
            <text:p text:style-name="P4"/>
            <text:p text:style-name="P7">如果我們連續進行一系列的伯努力試驗，直到成功才停止，那麼我們需要進行多少次實驗呢？</text:p>
            <text:p text:style-name="P7"/>
            <text:p text:style-name="P7">關於這種「直到成功才停止」的問題，可以用幾何分布來描述，以下是幾何分布的定義。</text:p>
            <text:p text:style-name="P7"/>
            <text:p text:style-name="P7"><draw:frame draw:style-name="fr7" draw:name="圖形36" text:anchor-type="as-char" svg:y="-0.559cm" svg:width="8.243cm" svg:height="0.714cm" draw:z-index="17"><draw:image xlink:href="Pictures/200000B2000013F80000019762EBBCFE.svm" xlink:type="simple" xlink:show="embed" xlink:actuate="onLoad"/></draw:frame></text:p>
            <text:p text:style-name="P7"/>
            <text:p text:style-name="P7">舉例而言，假如我們連續投擲公正銅版，直到出現正面才停止，那麼我們需要投擲 k 次才會得到第一個正面的機率，就會是 <draw:frame draw:style-name="fr8" draw:name="圖形37" text:anchor-type="as-char" svg:y="-0.559cm" svg:width="2.836cm" svg:height="0.714cm" draw:z-index="18"><draw:image xlink:href="Pictures/2000004A000006C500000197EE547772.svm" xlink:type="simple" xlink:show="embed" xlink:actuate="onLoad"/></draw:frame> ，其中的 p=0.5。</text:p>
            <text:p text:style-name="P4"/>
            <text:p text:style-name="P4">(6) 請說明何謂負二項分布？為何公式是那樣？</text:p>
            <text:p text:style-name="P7">如果我們連續進行一系列的伯努力試驗，持續進行試驗直到取得 r 次成功為止，那麼其<text:soft-page-break/>機率分布就稱為負二項分布，其公式如下：</text:p>
            <text:p text:style-name="P7"/>
            <text:p text:style-name="P7"><draw:frame draw:style-name="fr9" draw:name="圖形38" text:anchor-type="as-char" svg:y="-0.9cm" svg:width="8.47cm" svg:height="1.489cm" draw:z-index="37"><draw:image xlink:href="Pictures/200000CA0000145A0000034F8ED201C4.svm" xlink:type="simple" xlink:show="embed" xlink:actuate="onLoad"/></draw:frame></text:p>
            <text:p text:style-name="P7"/>
            <text:p text:style-name="P7">舉例而言，假如我們連續投擲公正銅版，直到出現三次正面才停止，那麼我們需要投擲 k 次才會得到第一個正面的機率，就會是 <draw:frame draw:style-name="fr10" draw:name="圖形39" text:anchor-type="as-char" svg:y="-0.9cm" svg:width="5.166cm" svg:height="1.489cm" draw:z-index="38"><draw:image xlink:href="Pictures/2000009200000C4A0000034FDEE01E6D.svm" xlink:type="simple" xlink:show="embed" xlink:actuate="onLoad"/></draw:frame>，其中的 p=0.5。</text:p>
            <text:p text:style-name="P7"/>
            <text:p text:style-name="P4">(7) 請說明何謂布瓦松分布？並說明該分布用來描述何種情況的機率模型。</text:p>
            <text:p text:style-name="P7"/>
            <text:p text:style-name="P7">布瓦松分布的公式如下所示，其中的 <draw:frame draw:style-name="fr11" draw:name="圖形41" text:anchor-type="as-char" svg:y="-0.437cm" svg:width="0.319cm" svg:height="0.437cm" draw:z-index="39"><draw:image xlink:href="Pictures/2000000A000000B0000000FAE1450DE3.svm" xlink:type="simple" xlink:show="embed" xlink:actuate="onLoad"/></draw:frame> 代表每單位區域內會出現的樣本平均數。</text:p>
            <text:p text:style-name="P7"/>
            <text:p text:style-name="P7"><draw:frame draw:style-name="fr12" draw:name="圖形40" text:anchor-type="as-char" svg:y="-0.559cm" svg:width="5.472cm" svg:height="0.714cm" draw:z-index="40"><draw:image xlink:href="Pictures/2000007A00000D34000001977D9C4158.svm" xlink:type="simple" xlink:show="embed" xlink:actuate="onLoad"/></draw:frame></text:p>
            <text:p text:style-name="P7">布瓦松分布是二項分布中，當 <draw:frame draw:style-name="fr13" draw:name="圖形44" text:anchor-type="as-char" svg:y="-0.325cm" svg:width="1.764cm" svg:height="0.325cm" draw:z-index="41"><draw:image xlink:href="Pictures/2000001A0000043D000000B974FD3680.svm" xlink:type="simple" xlink:show="embed" xlink:actuate="onLoad"/></draw:frame>，且 每單位區域的樣本平均數為 <draw:frame draw:style-name="fr11" draw:name="圖形43" text:anchor-type="as-char" svg:y="-0.437cm" svg:width="0.319cm" svg:height="0.437cm" draw:z-index="42"><draw:image xlink:href="Pictures/2000000A000000B0000000FAE1450DE3.svm" xlink:type="simple" xlink:show="embed" xlink:actuate="onLoad"/></draw:frame> 的極限情況。</text:p>
            <text:p text:style-name="P7"/>
            <text:p text:style-name="P4">(8) 請說明何謂常態分布？並說明該分布用來描述何種情況的機率模型。</text:p>
            <text:p text:style-name="P4"/>
            <text:p text:style-name="P7">常態分布的公式如下，該分布通常用來描述像平均值的分布這種情況。</text:p>
            <text:p text:style-name="P7"><draw:frame draw:style-name="fr14" draw:name="圖形42" text:anchor-type="as-char" svg:y="-0.829cm" svg:width="4.741cm" svg:height="1.413cm" draw:z-index="43"><draw:image xlink:href="Pictures/200000B200000B450000032333022D77.svm" xlink:type="simple" xlink:show="embed" xlink:actuate="onLoad"/></draw:frame></text:p>
            <text:p text:style-name="P7">因為根據中央極限定理，獨立的 k 次隨機試驗最後都會趨近常態分布。</text:p>
          </table:table-cell>
          <table:table-cell table:style-name="表格1.B1" office:value-type="string">
            <text:p text:style-name="P6"><text:span text:style-name="T2">請解說下列機率公理或定理的意義(每題 5%,共 </text:span><text:span text:style-name="T2">20%</text:span><text:span text:style-name="T2">)</text:span></text:p>
            <text:p text:style-name="P6">(1) 公理 P(S) = 1</text:p>
            <text:p text:style-name="P10">所有樣本都出自樣本空間內，所以樣本空間這個事件的機率為 1。</text:p>
            <text:p text:style-name="P6">(2) 公理 <draw:frame draw:style-name="fr15" draw:name="圖形1" text:anchor-type="as-char" svg:y="-0.466cm" svg:width="2.351cm" svg:height="0.621cm" draw:z-index="0"><draw:image xlink:href="Pictures/200000320000059B00000162CC6CA584.svm" xlink:type="simple" xlink:show="embed" xlink:actuate="onLoad"/></draw:frame></text:p>
            <text:p text:style-name="P10">任何事件的機率都大於或等於零，也就是沒有負的機率。</text:p>
            <text:p text:style-name="P6">(3) 公理 <draw:frame draw:style-name="fr16" draw:name="圖形2" text:anchor-type="as-char" svg:y="-0.466cm" svg:width="6.447cm" svg:height="0.621cm" draw:z-index="1"><draw:image xlink:href="Pictures/2000008200000F9C0000016256370812.svm" xlink:type="simple" xlink:show="embed" xlink:actuate="onLoad"/></draw:frame>; 當 <text:s/><draw:frame draw:style-name="fr17" draw:name="圖形3" text:anchor-type="as-char" svg:y="-0.492cm" svg:width="2.544cm" svg:height="0.527cm" draw:z-index="2"><draw:image xlink:href="Pictures/2000002A000006190000012D3BAA2EF7.svm" xlink:type="simple" xlink:show="embed" xlink:actuate="onLoad"/></draw:frame> 時。</text:p>
            <text:p text:style-name="P10">當兩個集合A,B沒有交集時，其聯集事件的機率等於兩者相加。</text:p>
            <text:p text:style-name="P6">(4) 定理<draw:frame draw:style-name="fr18" draw:name="圖形4" text:anchor-type="as-char" svg:y="-0.466cm" svg:width="6.966cm" svg:height="0.621cm" draw:z-index="3"><draw:image xlink:href="Pictures/200000EA00001B030000016240133E92.svm" xlink:type="simple" xlink:show="embed" xlink:actuate="onLoad"/></draw:frame></text:p>
            <text:p text:style-name="P10">假如兩個事件有交集，那麼其聯集的機率是兩者相加後扣掉交集事件的機率。</text:p>
            <text:p text:style-name="P3"/>
            <text:p text:style-name="P3"/>
            <text:p text:style-name="P6"><text:span text:style-name="T2">(5) 條件機率的定義 <text:s/></text:span><text:span text:style-name="T2"><draw:frame draw:style-name="fr19" draw:name="圖形5" text:anchor-type="as-char" svg:y="-0.885cm" svg:width="5.233cm" svg:height="1.468cm" draw:z-index="4"><draw:image xlink:href="Pictures/2000009200000C7500000343978C2EF8.svm" xlink:type="simple" xlink:show="embed" xlink:actuate="onLoad"/></draw:frame></text:span></text:p>
            <text:p text:style-name="P3"/>
            <text:p text:style-name="P8">條件機率 P(B|A) 是在 A 出現的條件下，B 出現的機率，因此定義為 <text:s/>A,B 同時出現的機率除以 A 的機率</text:p>
            <text:p text:style-name="P8">。</text:p>
            <text:p text:style-name="P3"/>
            <text:p text:style-name="P6"><text:span text:style-name="T2">(6) 獨立事件的定義 </text:span><text:span text:style-name="T2"><draw:frame draw:style-name="fr20" draw:name="圖形6" text:anchor-type="as-char" svg:y="-0.466cm" svg:width="5.757cm" svg:height="0.621cm" draw:z-index="5"><draw:image xlink:href="Pictures/2000007A00000DEC00000162E228FB75.svm" xlink:type="simple" xlink:show="embed" xlink:actuate="onLoad"/></draw:frame></text:span><text:span text:style-name="T2"> <text:s/></text:span></text:p>
            <text:p text:style-name="P3"/>
            <text:p text:style-name="P8">獨立事件代表兩者之間互不影響，也就是 B 出現並不會影響 A 的機率，所以根據條件機率的定義可寫為P(B|A) = P(B)，也就是<draw:frame draw:style-name="fr21" draw:name="圖形16" text:anchor-type="as-char" svg:y="-0.885cm" svg:width="4.62cm" svg:height="1.468cm" draw:z-index="34"><draw:image xlink:href="Pictures/2000008200000AF50000034332296783.svm" xlink:type="simple" xlink:show="embed" xlink:actuate="onLoad"/></draw:frame>，移項得到 <draw:frame draw:style-name="fr20" draw:name="圖形17" text:anchor-type="as-char" svg:y="-0.466cm" svg:width="5.757cm" svg:height="0.621cm" draw:z-index="35"><draw:image xlink:href="Pictures/2000007A00000DEC00000162E228FB75.svm" xlink:type="simple" xlink:show="embed" xlink:actuate="onLoad"/></draw:frame>，這也是為何獨立事件的機率要這樣定義的原因。</text:p>
            <text:p text:style-name="P3"/>
            <text:p text:style-name="P3">(7) 請問數學中的定義與定理有何不同？</text:p>
            <text:p text:style-name="P3"/>
            <text:p text:style-name="P8"><text:soft-page-break/>定義是指某個符號或詞彙的意義規定，例如微積分中微分符號的定義為 </text:p>
            <text:p text:style-name="P8"><draw:frame draw:style-name="fr22" draw:name="圖形18" text:anchor-type="as-char" svg:y="-0.866cm" svg:width="8.072cm" svg:height="1.318cm" draw:z-index="36"><draw:image xlink:href="Pictures/200000FA0000136B000002EEB7B9E704.svm" xlink:type="simple" xlink:show="embed" xlink:actuate="onLoad"/></draw:frame>，而定理則是用定義與公理這些基礎所推論證明出來的法則。</text:p>
            <text:p text:style-name="P3">(8) 請問數學中的公理與定理有何不同？</text:p>
            <text:p text:style-name="P3"/>
            <text:p text:style-name="P8">公理是數學系統的基礎，是直接規定出來的，而定理則是由定義與公理堆論證明出來的法則。</text:p>
            <text:p text:style-name="P2"/>
          </table:table-cell>
        </table:table-row>
      </table:table>
      <text:p text:style-name="P13">學號 : <text:s text:c="19"/>姓名 : <text:s text:c="37"/></text:p>
      <text:p text:style-name="Standard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6"><text:span text:style-name="T2">計算題 (每題 </text:span><text:span text:style-name="T2">5</text:span><text:span text:style-name="T2">%, 共 </text:span><text:span text:style-name="T2">30</text:span><text:span text:style-name="T2">%</text:span><text:span text:style-name="T2">) </text:span></text:p>
            <text:p text:style-name="P3"/>
            <text:p text:style-name="P3">以下為某個包含 X,Y, Z 隨機變數的機率表格，請計算下列問題的解答 (必須有計算過程)。</text:p>
            <table:table table:name="表格3" table:style-name="表格3">
              <table:table-column table:style-name="表格3.A"/>
              <table:table-column table:style-name="表格3.B"/>
              <table:table-column table:style-name="表格3.A"/>
              <table:table-column table:style-name="表格3.D"/>
              <table:table-row>
                <table:table-cell table:style-name="表格3.A1" office:value-type="string">
                  <text:p text:style-name="P14">X</text:p>
                </table:table-cell>
                <table:table-cell table:style-name="表格3.A1" office:value-type="string">
                  <text:p text:style-name="P14">Y</text:p>
                </table:table-cell>
                <table:table-cell table:style-name="表格3.A1" office:value-type="string">
                  <text:p text:style-name="P14">Z</text:p>
                </table:table-cell>
                <table:table-cell table:style-name="表格3.D1" office:value-type="string">
                  <text:p text:style-name="P14">P(X,Y,Z)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  <table:table-row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05</text:p>
                </table:table-cell>
              </table:table-row>
              <table:table-row>
                <table:table-cell table:style-name="表格3.A2" office:value-type="string">
                  <text:p text:style-name="Table_20_Contents">1 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05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0</text:p>
                </table:table-cell>
                <table:table-cell table:style-name="表格3.D2" office:value-type="string">
                  <text:p text:style-name="Table_20_Contents">0.1</text:p>
                </table:table-cell>
              </table:table-row>
              <table:table-row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A2" office:value-type="string">
                  <text:p text:style-name="Table_20_Contents">1</text:p>
                </table:table-cell>
                <table:table-cell table:style-name="表格3.D2" office:value-type="string">
                  <text:p text:style-name="Table_20_Contents">0.2</text:p>
                </table:table-cell>
              </table:table-row>
            </table:table>
            <text:p text:style-name="P3"/>
            <text:p text:style-name="P3">(1) P(X=0, Y=1) = ?</text:p>
            <text:p text:style-name="P8"/>
            <text:p text:style-name="P8"><text:s/>P(X=0, Y=1) = P(X=0, Y=1, Z=0) + P(X=0, Y=1, Z=1) = 0.2+0.2 = 0.4。</text:p>
            <text:p text:style-name="P3"/>
            <text:p text:style-name="P6"><text:span text:style-name="T2">(</text:span><text:span text:style-name="T2">2</text:span><text:span text:style-name="T2">) P(</text:span><text:span text:style-name="T2">X=1, Y=0) = ?</text:span></text:p>
            <text:p text:style-name="P3"/>
            <text:p text:style-name="P8">P(X=1, Y=0) = P(X=1, Y=0, Z=0) + P(X=1, Y=0, Z=1) = 0.05 + 0.05 = 0.1</text:p>
            <text:p text:style-name="P8"/>
            <text:p text:style-name="P3">(3) P(X=1 | Y=0) = ?</text:p>
            <text:p text:style-name="P3"/>
            <text:p text:style-name="P8">P(X=1|Y=0) = P(X=1, Y=0)/P(Y=0) = (0.05+0.05)/(0.1+0.1+0.05+0.05) = 0.1/0.3 = 1/3</text:p>
            <text:p text:style-name="P8"/>
            <text:p text:style-name="P6"><text:span text:style-name="T2">(</text:span><text:span text:style-name="T2">4</text:span><text:span text:style-name="T2">) P(</text:span><text:span text:style-name="T2">Z=1 | X=0) = ?</text:span></text:p>
            <text:p text:style-name="P3"/>
            <text:p text:style-name="P8">P(Z=1|X=0) = P(Z=1, X=0)/P(X=0) = (0.1+0.2)/(0.1+0.1+0.2+0.2) = 0.3/0.6 = 1/2</text:p>
            <text:p text:style-name="P9"/>
          </table:table-cell>
          <table:table-cell table:style-name="表格2.B1" office:value-type="string">
            <text:p text:style-name="P3">請驗證以下定理是否成立</text:p>
            <text:p text:style-name="P6"><text:span text:style-name="T2">(5) </text:span><text:span text:style-name="T2"><draw:frame draw:style-name="fr23" draw:name="圖形7" text:anchor-type="as-char" svg:y="-0.885cm" svg:width="8.236cm" svg:height="1.468cm" draw:z-index="6"><draw:image xlink:href="Pictures/2000011200001BC200000343D38474DE.svm" xlink:type="simple" xlink:show="embed" xlink:actuate="onLoad"/></draw:frame></text:span><text:span text:style-name="T2"> </text:span></text:p>
            <text:p text:style-name="P3"/>
            <text:p text:style-name="P8">P(X=1|Y=0) = 1/3 <text:s/>; 如第 (3) 題</text:p>
            <text:p text:style-name="P8">P(Y=0|X=1) = P(Y=0,X=1)/P(X=1) = (0.05+0.05)/(0.05+0.05+0.1+0.2) = 0.1/0.4 = 1/4</text:p>
            <text:p text:style-name="P8">P(X=1) = 0.4</text:p>
            <text:p text:style-name="P8">P(Y=0) = (0.1+0.1+0.05+0.05) = 0.3<text:line-break/></text:p>
            <text:p text:style-name="P8">右式=P(Y=0|X=1) * P(X=1)/P(Y=0) = 1/4 *0.4/0.3 = 1/3 = P(X=1|Y=0)=左式 ; 得證。</text:p>
            <text:p text:style-name="P6"><text:span text:style-name="T2">(6) <text:s/></text:span><text:span text:style-name="T2"><draw:frame draw:style-name="fr24" draw:name="圖形8" text:anchor-type="as-char" svg:y="-0.885cm" svg:width="8.685cm" svg:height="1.468cm" draw:z-index="7"><draw:image xlink:href="Pictures/2000011200001B9F00000343D7BE3214.svm" xlink:type="simple" xlink:show="embed" xlink:actuate="onLoad"/></draw:frame></text:span><text:span text:style-name="T2"> </text:span></text:p>
            <text:p text:style-name="P8">P(Z=1|X=1) = P(Z=1, X=1)/P(X=1) = (0.05+0.2)/(0.05+0.05+0.1+0.2) = 0.25/0.4 = 5/8</text:p>
            <text:p text:style-name="P8">P(X=1|Z=1) = P(X=1, Z=1)/P(Z=1) = (0.05+0.2)/(0.1+0.2+0.05+0.2)=0.25/0.55 = 5/11</text:p>
            <text:p text:style-name="P8">P(Z=1) =0.1+0.2+0.05+0.2= 0.55</text:p>
            <text:p text:style-name="P8">P(X=1) = 0.05+0.05+0.1+0.2 = 0.4</text:p>
            <text:p text:style-name="P8">右式=P(X=1|Z=1)* P(Z=1)/P(X=1) = 5/11*0.55/0.4 =5/11 * 11/8 = <text:s/>5/8 = P(Z=1|X=1)=左式 ; 得證。</text:p>
            <text:p text:style-name="P3"/>
            <text:p text:style-name="P3">(7) 請寫出期望值 E(X) 的計算過程與結果。</text:p>
            <text:p text:style-name="P3"/>
            <text:p text:style-name="P8">E(X) = 0*P(X=0) + 1*P(X=1) = 1*(0.05+0.05+0.1+0.2) = 0.4</text:p>
            <text:p text:style-name="P8"/>
            <text:p text:style-name="P6"><text:span text:style-name="T2">(8) 請寫出期望值 E(Y) 的計算過程</text:span><text:span text:style-name="T2">與結果</text:span><text:span text:style-name="T2">。</text:span></text:p>
            <text:p text:style-name="P3"/>
            <text:p text:style-name="P8">E(Y) = 0*P(Y=0) + 1*P(Y=1) = 1*(0.2+0.2+0.1+0.2) = 0.7</text:p>
            <text:p text:style-name="P8"/>
            <text:p text:style-name="P3">(9) 請寫出變異數 Var(X) 的計算過程與結果。</text:p>
            <text:p text:style-name="P3"/>
            <text:p text:style-name="P11"><text:soft-page-break/><text:span text:style-name="T2"><draw:frame draw:style-name="fr25" draw:name="圖形45" text:anchor-type="as-char" svg:y="-0.543cm" svg:width="9.4cm" svg:height="0.7cm" draw:z-index="44"><draw:image xlink:href="Pictures/200000FA00001A700000018F349665A3.svm" xlink:type="simple" xlink:show="embed" xlink:actuate="onLoad"/></draw:frame></text:span><text:span text:style-name="T2"> </text:span><text:span text:style-name="T2"><draw:frame draw:style-name="fr26" draw:name="圖形46" text:anchor-type="as-char" svg:y="-0.543cm" svg:width="9.426cm" svg:height="0.7cm" draw:z-index="45"><draw:image xlink:href="Pictures/2000010200001D070000018F6567EA0E.svm" xlink:type="simple" xlink:show="embed" xlink:actuate="onLoad"/></draw:frame></text:span></text:p>
            <text:p text:style-name="P6"><draw:frame draw:style-name="fr48" draw:name="圖形47" text:anchor-type="as-char" svg:y="-0.418cm" svg:width="7.551cm" svg:height="0.473cm" draw:z-index="49"><draw:image xlink:href="Pictures/200000BA000012560000010DF6AC8677.svm" xlink:type="simple" xlink:show="embed" xlink:actuate="onLoad"/></draw:frame></text:p>
            <text:p text:style-name="P6"><text:span text:style-name="T2">(10) 請寫出變異數 Var(Y) 的計算過程</text:span><text:span text:style-name="T2">與結果</text:span><text:span text:style-name="T2">。</text:span></text:p>
            <text:p text:style-name="P3"/>
            <text:p text:style-name="P8"><draw:frame draw:style-name="fr27" draw:name="圖形48" text:anchor-type="as-char" svg:y="-0.543cm" svg:width="9.483cm" svg:height="0.7cm" draw:z-index="46"><draw:image xlink:href="Pictures/200000FA000019DC0000018F2A128F5A.svm" xlink:type="simple" xlink:show="embed" xlink:actuate="onLoad"/></draw:frame><draw:frame draw:style-name="fr28" draw:name="圖形49" text:anchor-type="as-char" svg:y="-0.543cm" svg:width="9.347cm" svg:height="0.7cm" draw:z-index="47"><draw:image xlink:href="Pictures/2000010200001CBD0000018F3F8F7E70.svm" xlink:type="simple" xlink:show="embed" xlink:actuate="onLoad"/></draw:frame><draw:frame draw:style-name="fr29" draw:name="圖形50" text:anchor-type="as-char" svg:y="-0.418cm" svg:width="7.521cm" svg:height="0.473cm" draw:z-index="48"><draw:image xlink:href="Pictures/200000BA000012430000010E53EFEC9E.svm" xlink:type="simple" xlink:show="embed" xlink:actuate="onLoad"/></draw:frame></text:p>
            <text:p text:style-name="P3"/>
            <text:p text:style-name="P3">(11) 請問 P(3X=3) = ?</text:p>
            <text:p text:style-name="P3"/>
            <text:p text:style-name="P8">P(3X=3) = P(X=1) = (0.05+0.05+0.1+0.2) = 0.4</text:p>
            <text:p text:style-name="P3"/>
            <text:p text:style-name="P3">(12) 請問 P(3Y=1) = ?</text:p>
            <text:p text:style-name="P3"/>
            <text:p text:style-name="P8">P(3Y=1) = P(Y=1/3) = 0</text:p>
          </table:table-cell>
        </table:table-row>
      </table:table>
      <text:p text:style-name="P13">學號 : <text:s text:c="19"/>姓名 : <text:s text:c="37"/></text:p>
      <text:p text:style-name="P3"/>
      <table:table table:name="表格4" table:style-name="表格4">
        <table:table-column table:style-name="表格4.A"/>
        <table:table-column table:style-name="表格4.B"/>
        <table:table-row table:style-name="表格4.1">
          <table:table-cell table:style-name="表格4.A1" office:value-type="string">
            <text:p text:style-name="Standard"><text:span text:style-name="T3">證明題 </text:span><text:span text:style-name="T3">(每題 10 %, 共 </text:span><text:span text:style-name="T3">20%</text:span><text:span text:style-name="T3">) </text:span></text:p>
            <text:p text:style-name="Standard"><text:span text:style-name="T3">(</text:span><text:span text:style-name="T3">a) </text:span><text:span text:style-name="T3">請用上述三個公理與集合論定理證明下列機率定理 (每題 </text:span><text:span text:style-name="T3">10%)</text:span></text:p>
            <text:p text:style-name="P6"><text:span text:style-name="T2">(1) 定理 <text:s/></text:span><text:span text:style-name="T2"><draw:frame draw:style-name="fr30" draw:name="圖形9" text:anchor-type="as-char" svg:y="-0.476cm" svg:width="2.21cm" svg:height="0.635cm" draw:z-index="8"><draw:image xlink:href="Pictures/20000032000005420000016AF21405BD.svm" xlink:type="simple" xlink:show="embed" xlink:actuate="onLoad"/></draw:frame></text:span></text:p>
            <text:p text:style-name="P8">證明：</text:p>
            <text:p text:style-name="P11"><text:span text:style-name="T2"><draw:frame draw:style-name="fr31" draw:name="圖形19" text:anchor-type="as-char" svg:y="-0.476cm" svg:width="6.01cm" svg:height="0.635cm" draw:z-index="19"><draw:image xlink:href="Pictures/2000008200000E890000016AE39EC774.svm" xlink:type="simple" xlink:show="embed" xlink:actuate="onLoad"/></draw:frame></text:span><text:span text:style-name="T2">; 根據公理 (3)</text:span></text:p>
            <text:p text:style-name="P11"><text:span text:style-name="T2"><draw:frame draw:style-name="fr32" draw:name="圖形20" text:anchor-type="as-char" svg:y="-0.492cm" svg:width="2.411cm" svg:height="0.527cm" draw:z-index="20"><draw:image xlink:href="Pictures/2000002A000005C70000012D4D7A5007.svm" xlink:type="simple" xlink:show="embed" xlink:actuate="onLoad"/></draw:frame></text:span><text:span text:style-name="T2"> ; 根據集合論</text:span></text:p>
            <text:p text:style-name="P8">P(S) = 1 ; 根據公理 1</text:p>
            <text:p text:style-name="P11"><text:span text:style-name="T2"><draw:frame draw:style-name="fr33" draw:name="圖形21" text:anchor-type="as-char" svg:y="-0.476cm" svg:width="7.654cm" svg:height="0.635cm" draw:z-index="21"><draw:image xlink:href="Pictures/200000BA000015E90000016AD30A21D2.svm" xlink:type="simple" xlink:show="embed" xlink:actuate="onLoad"/></draw:frame></text:span><text:span text:style-name="T2"> ; 根據集合論與公理 (3)</text:span></text:p>
            <text:p text:style-name="P11"><text:span text:style-name="T2">所以 </text:span><text:span text:style-name="T2"><draw:frame draw:style-name="fr34" draw:name="圖形22" text:anchor-type="as-char" svg:y="-0.476cm" svg:width="7.2cm" svg:height="0.635cm" draw:z-index="22"><draw:image xlink:href="Pictures/2000008A000011710000016A977D41A8.svm" xlink:type="simple" xlink:show="embed" xlink:actuate="onLoad"/></draw:frame></text:span></text:p>
            <text:p text:style-name="P22">(2) 定理 P(A')=1-P(A) 其中 <text:s/>A' = S-A</text:p>
            <text:p text:style-name="P8">證明：</text:p>
            <text:p text:style-name="P11"><text:span text:style-name="T2">因為 </text:span><text:span text:style-name="T2"><draw:frame draw:style-name="fr35" draw:name="圖形23" text:anchor-type="as-char" svg:y="-0.499cm" svg:width="4.764cm" svg:height="0.619cm" draw:z-index="23"><draw:image xlink:href="Pictures/2000006A00000DC300000161A74AD714.svm" xlink:type="simple" xlink:show="embed" xlink:actuate="onLoad"/></draw:frame></text:span><text:span text:style-name="T2">;根據 A'的定義</text:span></text:p>
            <text:p text:style-name="P11"><text:span text:style-name="T2"><draw:frame draw:style-name="fr36" draw:name="圖形24" text:anchor-type="as-char" svg:y="-0.499cm" svg:width="5.722cm" svg:height="0.654cm" draw:z-index="24"><draw:image xlink:href="Pictures/2000009200001037000001750258DA58.svm" xlink:type="simple" xlink:show="embed" xlink:actuate="onLoad"/></draw:frame></text:span><text:span text:style-name="T2"> ; 根據公理 3</text:span></text:p>
            <text:p text:style-name="P11"><text:span text:style-name="T2"><draw:frame draw:style-name="fr37" draw:name="圖形25" text:anchor-type="as-char" svg:y="-0.499cm" svg:width="8.394cm" svg:height="0.654cm" draw:z-index="25"><draw:image xlink:href="Pictures/200000CA000017AD00000175AFC974EF.svm" xlink:type="simple" xlink:show="embed" xlink:actuate="onLoad"/></draw:frame></text:span><text:span text:style-name="T2"> ; 根據公理 3 與公理1</text:span></text:p>
            <text:p text:style-name="P11"><text:span text:style-name="T2">所以 </text:span><text:span text:style-name="T2"><draw:frame draw:style-name="fr38" draw:name="圖形26" text:anchor-type="as-char" svg:y="-0.499cm" svg:width="4.471cm" svg:height="0.654cm" draw:z-index="33"><draw:image xlink:href="Pictures/2000006200000AC700000175C4A3F54A.svm" xlink:type="simple" xlink:show="embed" xlink:actuate="onLoad"/></draw:frame></text:span></text:p>
            <text:p text:style-name="P2"/>
            <text:p text:style-name="P2">(b) <text:span text:style-name="T7">請用上述公理與集合論定理證明下列機率定理</text:span></text:p>
            <text:p text:style-name="P2"><text:span text:style-name="T7">(1) 貝式定理 <text:s/></text:span><text:span text:style-name="T7"><draw:frame draw:style-name="fr39" draw:name="圖形10" text:anchor-type="as-char" svg:y="-0.885cm" svg:width="6.1cm" svg:height="1.468cm" draw:z-index="9"><draw:image xlink:href="Pictures/200000B200000E92000003433939A1FB.svm" xlink:type="simple" xlink:show="embed" xlink:actuate="onLoad"/></draw:frame></text:span><text:span text:style-name="T7"> </text:span></text:p>
            <text:p text:style-name="P8">證明：</text:p>
            <text:p text:style-name="P2"><text:span text:style-name="T7"><draw:frame draw:style-name="fr40" draw:name="圖形27" text:anchor-type="as-char" svg:y="-0.885cm" svg:width="8.177cm" svg:height="1.468cm" draw:z-index="26"><draw:image xlink:href="Pictures/20000122000013A5000003433F86A065.svm" xlink:type="simple" xlink:show="embed" xlink:actuate="onLoad"/></draw:frame></text:span><text:span text:style-name="T7"> </text:span></text:p>
            <text:p text:style-name="P3"><draw:frame draw:style-name="fr41" draw:name="圖形28" text:anchor-type="as-char" svg:y="-0.885cm" svg:width="5.833cm" svg:height="1.468cm" draw:z-index="32"><draw:image xlink:href="Pictures/2000009A00000DEC0000034336E7D1D0.svm" xlink:type="simple" xlink:show="embed" xlink:actuate="onLoad"/></draw:frame></text:p>
            <text:p text:style-name="P3"/>
            <text:p text:style-name="P3">(2) <text:span text:style-name="T12">如果A,B在給定C條件的情況下獨立，則</text:span> <text:soft-page-break/><draw:frame draw:style-name="fr42" draw:name="圖形11" text:anchor-type="as-char" svg:y="-0.885cm" svg:width="8.421cm" svg:height="1.468cm" draw:z-index="10"><draw:image xlink:href="Pictures/2000012A00001AC000000343F8ACCCA0.svm" xlink:type="simple" xlink:show="embed" xlink:actuate="onLoad"/></draw:frame></text:p>
            <text:p text:style-name="P8">證明：</text:p>
            <text:p text:style-name="P8"><draw:frame draw:style-name="fr43" draw:name="圖形29" text:anchor-type="as-char" svg:y="-0.885cm" svg:width="7.726cm" svg:height="1.468cm" draw:z-index="27"><draw:image xlink:href="Pictures/200000E20000128A00000343CCAC2FDD.svm" xlink:type="simple" xlink:show="embed" xlink:actuate="onLoad"/></draw:frame></text:p>
            <text:p text:style-name="P8"><draw:frame draw:style-name="fr44" draw:name="圖形30" text:anchor-type="as-char" svg:y="-0.885cm" svg:width="8.615cm" svg:height="1.468cm" draw:z-index="28"><draw:image xlink:href="Pictures/2000013A000016EE000003435B9E5EAB.svm" xlink:type="simple" xlink:show="embed" xlink:actuate="onLoad"/></draw:frame></text:p>
            <text:p text:style-name="P8"><draw:frame draw:style-name="fr45" draw:name="圖形31" text:anchor-type="as-char" svg:y="-0.885cm" svg:width="6.078cm" svg:height="1.468cm" draw:z-index="29"><draw:image xlink:href="Pictures/200000C200000E8500000343EC41C9A2.svm" xlink:type="simple" xlink:show="embed" xlink:actuate="onLoad"/></draw:frame> </text:p>
            <text:p text:style-name="P8"><draw:frame draw:style-name="fr46" draw:name="圖形32" text:anchor-type="as-char" svg:y="-0.466cm" svg:width="4.937cm" svg:height="0.621cm" draw:z-index="30"><draw:image xlink:href="Pictures/2000007200000BEC00000162F4ADB32C.svm" xlink:type="simple" xlink:show="embed" xlink:actuate="onLoad"/></draw:frame>; 根據 A,B 在給定 C 的情況下獨立的條件，可得</text:p>
            <text:p text:style-name="P8"><draw:frame draw:style-name="fr47" draw:name="圖形33" text:anchor-type="as-char" svg:y="-0.466cm" svg:width="3.175cm" svg:height="0.621cm" draw:z-index="31"><draw:image xlink:href="Pictures/2000004A0000079E000001620BD33F41.svm" xlink:type="simple" xlink:show="embed" xlink:actuate="onLoad"/></draw:frame></text:p>
            <text:p text:style-name="P3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表格4.B1" office:value-type="string">
            <text:p text:style-name="P3">請寫出下列 R軟體的程式或操作的意義，並為每一行程式加上註解 (每題 10%, 共 10%)<text:line-break/></text:p>
            <text:p text:style-name="P3">(1) </text:p>
            <text:p text:style-name="P3">&gt; x = sample(1:10, 10)<text:span text:style-name="T13"> # 從1 到10以不放回方式取出 10 個樣本。</text:span></text:p>
            <text:p text:style-name="P3">&gt; cor(x, x+1) <text:span text:style-name="T13"># 計算 x 與 x+1 這兩組資料的相關係數</text:span></text:p>
            <text:p text:style-name="P3">[1] 1 <text:span text:style-name="T13"># 發現結果為 1，為完全正相關</text:span></text:p>
            <text:p text:style-name="P3">&gt; cor(x, -x) <text:span text:style-name="T13"><text:s/># 計算 x 與 -x 這兩組資料的相關係數</text:span>[1] -1 #<text:span text:style-name="T13"> 發現結果為 -1，為完全負相關</text:span></text:p>
            <text:p text:style-name="P3">&gt; cor(x, 0.5*x) <text:span text:style-name="T13"># 計算 x 與 0.5x 這兩組資料的相關係數</text:span></text:p>
            <text:p text:style-name="P3">[1] 1 <text:span text:style-name="T13"># 發現結果為 1，為完全正相關</text:span></text:p>
            <text:p text:style-name="P3">&gt; cor(x, 0.5*x+1) <text:span text:style-name="T13"># 計算 x 與 0.5x+1 這兩組資料的相關係數</text:span></text:p>
            <text:p text:style-name="P3">[1] 1 <text:span text:style-name="T13"># 發現結果為 1，為完全正相關</text:span></text:p>
            <text:p text:style-name="P3">&gt; cor(x, -0.5*x+1) <text:span text:style-name="T13"># 計算 x 與 -0.5x+1 這兩組資料的相關係數</text:span></text:p>
            <text:p text:style-name="P3">[1] -1 <text:span text:style-name="T13"># 發現結果為 -1，為完全負相關</text:span></text:p>
            <text:p text:style-name="P3">&gt; y=sample(1:100, 10) <text:span text:style-name="T13"># 再從 1:100 以不放回的方式抽取 10 個樣本。</text:span></text:p>
            <text:p text:style-name="P3">&gt; cor(x,y) <text:span text:style-name="T13"># 計算 x 與 y 這兩組資料的相關係數</text:span></text:p>
            <text:p text:style-name="P3">[1] -0.06586336 <text:span text:style-name="T13"># 結果為 -0.06586336，相關度很低</text:span></text:p>
            <text:p text:style-name="P8"/>
            <text:p text:style-name="P3">(2) </text:p>
            <text:p text:style-name="P3">&gt; x=sample(1:6, 10000, T)<text:span text:style-name="T13"> # x 為隨機從 1:6 抽取 10000 個樣本 (取後放回的方式)</text:span></text:p>
            <text:p text:style-name="P3">&gt; y=sample(1:6, 10000, T)<text:span text:style-name="T13"># y 為隨機從 1:6 抽取 10000 個樣本 (取後放回的方式)</text:span></text:p>
            <text:p text:style-name="P3">&gt; z=sample(1:6, 10000, T)<text:span text:style-name="T13"># z 為隨機從 1:6 抽取 10000 個樣本 (取後放回的方式)</text:span></text:p>
            <text:p text:style-name="P3">&gt; hist(x, breaks=0.5:7) <text:span text:style-name="T13"># 印出 x 的統計長條圖</text:span></text:p>
            <text:p text:style-name="P3">&gt; hist(y, breaks=0.5:7) <text:span text:style-name="T13"># 印出 y 的統計長條圖</text:span></text:p>
            <text:p text:style-name="P3">&gt; hist(z, breaks=0.5:7) <text:span text:style-name="T13"># 印出 z 的統計長條圖</text:span></text:p>
            <text:p text:style-name="P3">&gt; hist(x+y, breaks=1.5:13) <text:span text:style-name="T13"># 印出 x+y 的統計長條圖</text:span></text:p>
            <text:p text:style-name="P3">&gt; hist(x+y+z, breaks=2.5:19) <text:span text:style-name="T13"># 印出 x+y+z 的統計長</text:span><text:soft-page-break/><text:span text:style-name="T13">條圖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Times New Roman1" svg:font-family="'Times New Roman', serif"/>
    <style:font-face style:name="新細明體2" svg:font-family="新細明體, serif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keep-with-next="always"/>
      <style:text-properties style:font-name="Cambria" fo:font-size="20pt" fo:font-weight="bold" style:font-name-asian="標楷體" style:font-size-asian="20pt" style:font-weight-asian="bold" style:font-name-complex="Cambria" style:font-size-complex="24pt" style:font-weight-complex="bold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標號" style:family="paragraph" style:parent-style-name="Standard" style:next-style-name="Standard">
      <style:text-properties style:font-name="Calibri" fo:font-size="10pt" style:font-size-asian="10pt" style:font-name-complex="Calibri" style:font-size-complex="10pt"/>
    </style:style>
    <style:style style:name="Footnote" style:family="paragraph" style:parent-style-name="Standard" style:class="extra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清單段落" style:family="paragraph" style:parent-style-name="Standard">
      <style:paragraph-properties fo:margin="100%" fo:margin-left="0.84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1" style:font-size-asian="10pt" style:font-name-complex="Courier New" style:font-size-complex="10pt"/>
    </style:style>
    <style:style style:name="WW8Num1zfalse" style:family="text">
      <style:text-properties fo:font-weight="bold" style:letter-kerning="true" style:font-weight-asian="bold"/>
    </style:style>
    <style:style style:name="WW8Num1ztrue" style:family="text"/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false" style:family="text">
      <style:text-properties fo:font-weight="bold" style:letter-kerning="true" style:font-weight-asian="bold"/>
    </style:style>
    <style:style style:name="WW8Num4ztrue" style:family="text"/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0" style:family="text">
      <style:text-properties style:font-name="新細明體" style:font-name-complex="新細明體"/>
    </style:style>
    <style:style style:name="WW8Num9zfalse" style:family="text"/>
    <style:style style:name="WW8Num9ztrue" style:family="text"/>
    <style:style style:name="WW8Num10zfalse" style:family="text">
      <style:text-properties fo:font-weight="bold" style:letter-kerning="true" style:font-weight-asian="bold"/>
    </style:style>
    <style:style style:name="WW8Num10ztrue" style:family="text"/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mbria" fo:font-size="9pt" style:letter-kerning="true" style:font-name-asian="新細明體" style:font-size-asian="9pt" style:font-name-complex="Times New Roman" style:font-size-complex="9pt"/>
    </style:style>
    <style:style style:name="頁首_20_字元" style:display-name="頁首 字元" style:family="text" style:parent-style-name="預設段落字型">
      <style:text-properties style:font-name="Times New Roman" style:letter-kerning="true" style:font-name-complex="Times New Roman"/>
    </style:style>
    <style:style style:name="頁尾_20_字元" style:display-name="頁尾 字元" style:family="text" style:parent-style-name="預設段落字型">
      <style:text-properties style:font-name="Times New Roman" style:letter-kerning="true" style:font-name-complex="Times New Roman"/>
    </style:style>
    <style:style style:name="註腳文字_20_字元" style:display-name="註腳文字 字元" style:family="text" style:parent-style-name="預設段落字型">
      <style:text-properties style:letter-kerning="true"/>
    </style:style>
    <style:style style:name="Footnote_20_Symbol" style:display-name="Footnote Symbol" style:family="text" style:parent-style-name="預設段落字型">
      <style:text-properties style:text-position="super 58%"/>
    </style:style>
    <style:style style:name="標題_20_2_20_字元" style:display-name="標題 2 字元" style:family="text" style:parent-style-name="預設段落字型">
      <style:text-properties style:font-name="Cambria" fo:font-size="20pt" fo:font-weight="bold" style:letter-kerning="true" style:font-name-asian="標楷體" style:font-size-asian="20pt" style:font-weight-asian="bold" style:font-name-complex="Cambria" style:font-size-complex="24pt" style:font-weight-complex="bold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1" style:font-name-complex="Courier New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false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6.29cm" fo:text-indent="-2cm" fo:margin-left="5.75cm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7.04cm" fo:text-indent="-2.251cm" fo:margin-left="6.75cm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8.424cm" fo:text-indent="-2.501cm" fo:margin-left="7.751cm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9.811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prefix="(" style:num-suffix=")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新細明體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新細明體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新細明體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新細明體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新細明體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新細明體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新細明體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新細明體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新細明體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c</meta:initial-creator>
    <meta:creation-date>2012-04-18T09:30:00</meta:creation-date>
    <dc:date>2013-11-13T14:41:06.43</dc:date>
    <meta:print-date>2012-04-18T10:45:00</meta:print-date>
    <meta:editing-cycles>102</meta:editing-cycles>
    <meta:editing-duration>PT6H59M25S</meta:editing-duration>
    <meta:generator>LibreOffice/3.5$Windows_x86 LibreOffice_project/7122e39-92ed229-498d286-15e43b4-d70da21</meta:generator>
    <meta:document-statistic meta:table-count="4" meta:image-count="50" meta:object-count="0" meta:page-count="7" meta:paragraph-count="182" meta:word-count="1463" meta:character-count="4593" meta:non-whitespace-character-count="3833"/>
  </office:meta>
</office:document-meta>
</file>